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5d07c4"/>
    </style:style>
    <style:style style:name="P55" style:family="paragraph" style:parent-style-name="Standard">
      <style:text-properties officeooo:paragraph-rsid="0d72706e"/>
    </style:style>
    <style:style style:name="P56" style:family="paragraph" style:parent-style-name="Standard">
      <style:text-properties officeooo:paragraph-rsid="0dbec325"/>
    </style:style>
    <style:style style:name="P57" style:family="paragraph" style:parent-style-name="Standard">
      <style:text-properties officeooo:paragraph-rsid="0e671814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cd4bf5"/>
    </style:style>
    <style:style style:name="P66" style:family="paragraph" style:parent-style-name="Footnote">
      <style:text-properties officeooo:paragraph-rsid="0f025efd"/>
    </style:style>
    <style:style style:name="P67" style:family="paragraph" style:parent-style-name="Standard">
      <style:text-properties officeooo:paragraph-rsid="0f0649d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Footnote">
      <style:text-properties officeooo:paragraph-rsid="0f8706e5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rsid="0fde3dbd" officeooo:paragraph-rsid="0fde3dbd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c57c5b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>
      <style:text-properties officeooo:paragraph-rsid="0fb5d4dc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3f2d536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f541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7461be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3" style:family="text">
      <style:text-properties fo:color="#000000" loext:opacity="100%" style:font-name="Liberation Sans" fo:font-size="12pt" style:font-size-asian="12pt" style:font-size-complex="12pt"/>
    </style:style>
    <style:style style:name="T27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5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officeooo:rsid="047da547"/>
    </style:style>
    <style:style style:name="T30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style:font-size-asian="12pt" style:font-size-complex="12pt"/>
    </style:style>
    <style:style style:name="T334" style:family="text">
      <style:text-properties style:use-window-font-color="true" loext:opacity="0%" style:font-name="Liberation Sans" officeooo:rsid="0efd8e5c"/>
    </style:style>
    <style:style style:name="T33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7" style:family="text">
      <style:text-properties officeooo:rsid="04473353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officeooo:rsid="0aace3cd"/>
    </style:style>
    <style:style style:name="T340" style:family="text">
      <style:text-properties fo:font-size="10pt" style:font-size-asian="10pt" style:font-size-complex="10pt"/>
    </style:style>
    <style:style style:name="T34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officeooo:rsid="0eef9ccc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56" style:family="text">
      <style:text-properties officeooo:rsid="0f82bd44"/>
    </style:style>
    <style:style style:name="T357" style:family="text">
      <style:text-properties officeooo:rsid="0f0ca65a"/>
    </style:style>
    <style:style style:name="T358" style:family="text">
      <style:text-properties style:font-name="Liberation Mono" fo:font-size="11pt" style:font-size-asian="11pt" style:font-size-complex="11pt"/>
    </style:style>
    <style:style style:name="T359" style:family="text">
      <style:text-properties officeooo:rsid="0fdff8ab"/>
    </style:style>
    <style:style style:name="T360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6"><text:span text:style-name="T236">C</text:span><text:span text:style-name="T235">hecklist voor </text:span><text:span text:style-name="T237">de installatie</text:span><text:span text:style-name="T235"> van </text:span><text:span text:style-name="T235"><text:user-field-get text:name="Distro">Debian</text:user-field-get></text:span><text:span text:style-name="T238"><text:s/></text:span><text:span text:style-name="T238"><text:user-field-get text:name="Version">12</text:user-field-get></text:span><text:span text:style-name="Strong_20_Emphasis"><text:span text:style-name="T270"><text:s/></text:span></text:span><text:span text:style-name="Strong_20_Emphasis"><text:span text:style-name="T271">LTS</text:span></text:span><text:span text:style-name="T239"><text:note text:id="ftn1" text:note-class="footnote"><text:note-citation>1</text:note-citation><text:note-body><text:p text:style-name="P25"><text:span text:style-name="T276">LTS</text:span><text:span text:style-name="T283"> </text:span><text:span text:style-name="T284">staat voor</text:span><text:span text:style-name="T285"> </text:span><text:span text:style-name="T276">Long-Term Support, langetermijnondersteuning, </text:span><text:span text:style-name="T286">en </text:span><text:span text:style-name="T288">d</text:span><text:span text:style-name="T286">eze </text:span><text:span text:style-name="T292"><text:user-field-get text:name="Distro">Debian</text:user-field-get></text:span><text:span text:style-name="T293"><text:s/></text:span><text:span text:style-name="T293"><text:user-field-get text:name="Version">12</text:user-field-get></text:span><text:span text:style-name="Strong_20_Emphasis"><text:span text:style-name="T272"><text:s/></text:span></text:span><text:span text:style-name="T286">LTS </text:span><text:span text:style-name="T289">(codenaam </text:span><text:span text:style-name="T291">bookworm</text:span><text:span text:style-name="T289">) </text:span><text:span text:style-name="T284">van</text:span><text:span text:style-name="T287"> </text:span><text:span text:style-name="T291">juni</text:span><text:span text:style-name="T280"> </text:span><text:span text:style-name="Strong_20_Emphasis"><text:span text:style-name="T180"><text:user-field-get text:name="Releaseyear">2023</text:user-field-get></text:span></text:span><text:span text:style-name="T280"><text:s/></text:span><text:span text:style-name="T276">wordt </text:span><text:span text:style-name="T281">vijf</text:span><text:span text:style-name="T276"> jaar onder</text:span><text:span text:style-name="T290">steund</text:span><text:span text:style-name="T282"> </text:span><text:span text:style-name="T276">tot </text:span><text:span text:style-name="T291">juni</text:span><text:span text:style-name="T277"> </text:span><text:span text:style-name="T276">202</text:span><text:span text:style-name="T291">8</text:span><text:span text:style-name="T278">.</text:span></text:p></text:note-body></text:note></text:span><text:span text:style-name="T240"> </text:span><text:span text:style-name="T240"><text:user-field-get text:name="Edition">desktop</text:user-field-get></text:span><text:span text:style-name="T241">.</text:span></text:p>
      <text:p text:style-name="P2"/>
      <text:p text:style-name="P101"><text:span text:style-name="T153">D</text:span><text:span text:style-name="T154">it is een invulbare PD</text:span><text:span text:style-name="T155">F</text:span><text:span text:style-name="T154"> met </text:span><text:span text:style-name="Strong_20_Emphasis"><text:span text:style-name="T91">tekst</text:span></text:span><text:span text:style-name="T154">- en</text:span><text:span text:style-name="Strong_20_Emphasis"><text:span text:style-name="T100"> </text:span></text:span><text:span text:style-name="Strong_20_Emphasis"><text:span text:style-name="T107"><draw:control text:anchor-type="as-char" draw:z-index="18" draw:name="Vorm3_ 2" draw:style-name="gr1" draw:text-style-name="P102" svg:width="0.35cm" svg:height="0.35cm" draw:control="control19"/></text:span></text:span><text:span text:style-name="T154"><text:s/>keuzevakken; </text:span><text:span text:style-name="T156">a</text:span><text:span text:style-name="T154">fdrukken is niet noodzakelijk.</text:span></text:p>
      <text:p text:style-name="P34"/>
      <text:p text:style-name="P40"><text:span text:style-name="T20">Vul </text:span><text:span text:style-name="T21">achter</text:span><text:span text:style-name="T14"> de </text:span><text:span text:style-name="Definition"><text:span text:style-name="T357">ONDERSTREEPTE</text:span></text:span><text:span text:style-name="T1"> </text:span><text:span text:style-name="T15">woorden</text:span><text:span text:style-name="T14"> het</text:span><text:span text:style-name="Strong_20_Emphasis"><text:span text:style-name="T355"> </text:span></text:span><text:span text:style-name="Strong_20_Emphasis"><text:span text:style-name="T354">tekstvak</text:span></text:span><text:span text:style-name="T15"> </text:span><text:span text:style-name="T20">in,</text:span><text:span text:style-name="T15"> </text:span><text:span text:style-name="T300">zie </text:span><text:span text:style-name="T334">[</text:span><text:span text:style-name="T300">toelichting</text:span><text:span text:style-name="T334">]</text:span><text:span text:style-name="T15">:</text:span></text:p>
      <text:p text:style-name="P30"><text:span text:style-name="Definition"><text:span text:style-name="T302">g</text:span></text:span><text:span text:style-name="Definition"><text:span text:style-name="T301">ebruiker</text:span></text:span><text:span text:style-name="T306"><text:tab/><text:tab/></text:span><text:span text:style-name="T333"> <text:tab/><text:tab/></text:span><draw:control text:anchor-type="as-char" svg:y="-0.429cm" draw:z-index="7" draw:name="Gebruiker" draw:style-name="gr2" draw:text-style-name="P103" svg:width="6.002cm" svg:height="0.6cm" draw:control="control8"><svg:title>Gebruiker</svg:title><svg:desc>Volledige naam, bijv. Jan Stek</svg:desc></draw:control><text:span text:style-name="T307"><text:tab/></text:span><text:span text:style-name="T308">[</text:span><text:span text:style-name="T303">volledige naam, bijv. </text:span><text:span text:style-name="T330">J</text:span><text:span text:style-name="T331">a</text:span><text:span text:style-name="T330">n </text:span><text:span text:style-name="T331">Jansen</text:span><text:span text:style-name="T332">]</text:span></text:p>
      <text:p text:style-name="Standard"><text:span text:style-name="Definition"><text:span text:style-name="T302">g</text:span></text:span><text:span text:style-name="Definition">ebruikersnaam</text:span><text:span text:style-name="T301"><text:tab/></text:span><text:span text:style-name="T301"><draw:control text:anchor-type="as-char" svg:y="-0.429cm" draw:z-index="8" draw:name="Gberuikersnaam" draw:style-name="gr2" draw:text-style-name="P103" svg:width="6.002cm" svg:height="0.6cm" draw:control="control9"><svg:title>Gebruikersnaam</svg:title><svg:desc>Korte naam, bijv. jan</svg:desc></draw:control></text:span><text:span text:style-name="T301"><text:tab/></text:span><text:span text:style-name="T8">[</text:span><text:span text:style-name="T7">korte naam, bijv. </text:span><text:span text:style-name="T260">j</text:span><text:span text:style-name="T261">a</text:span><text:span text:style-name="T260">n</text:span><text:span text:style-name="T262">]</text:span></text:p>
      <text:p text:style-name="P26"><text:span text:style-name="Definition"><text:span text:style-name="T310">c</text:span></text:span><text:span text:style-name="Definition">omputernaam</text:span><text:span text:style-name="T309"><text:tab/><text:tab/></text:span><text:span text:style-name="T307"><draw:control text:anchor-type="as-char" svg:y="-0.429cm" draw:z-index="9" draw:name="Computernaam" draw:style-name="gr2" draw:text-style-name="P103" svg:width="6.002cm" svg:height="0.6cm" draw:control="control10"><svg:title>Computernaam</svg:title><svg:desc>Unieke naam van de computer</svg:desc></draw:control></text:span><text:span text:style-name="T307"><text:tab/></text:span><text:span text:style-name="T318">[</text:span><text:span text:style-name="T314">naam van de compute</text:span><text:span text:style-name="T315">r, </text:span><text:span text:style-name="T316">bijv. p</text:span><text:span text:style-name="T317">c02</text:span><text:span text:style-name="T318">]</text:span></text:p>
      <text:p text:style-name="P26"><text:span text:style-name="Definition"><text:span text:style-name="T302">o</text:span></text:span><text:span text:style-name="Definition"><text:span text:style-name="T301">pstartmenu</text:span></text:span><text:span text:style-name="T307"><text:tab/><text:tab/><text:tab/></text:span><text:span text:style-name="T307"><draw:control text:anchor-type="as-char" svg:y="-0.429cm" draw:z-index="10" draw:name="Opstartmenu" draw:style-name="gr2" draw:text-style-name="P103" svg:width="6.002cm" svg:height="0.6cm" draw:control="control11"><svg:title>Opstartmenu</svg:title><svg:desc>Toets voor het opstartmenu ("bootmenu")</svg:desc></draw:control></text:span><text:span text:style-name="T307"><text:tab/></text:span><text:span text:style-name="T318">[</text:span><text:span text:style-name="T314">to</text:span><text:span text:style-name="T319">ets voor het opstartmedium</text:span><text:span text:style-name="T320">]</text:span></text:p>
      <text:p text:style-name="P29"><text:span text:style-name="Definition"><text:span text:style-name="T311">i</text:span></text:span><text:span text:style-name="Definition"><text:span text:style-name="T312">nstellingen</text:span></text:span><text:span text:style-name="T313"><text:tab/> <text:tab/><text:tab/></text:span><text:span text:style-name="T313"><draw:control text:anchor-type="as-char" svg:y="-0.429cm" draw:z-index="6" draw:name="Instellingen" draw:style-name="gr2" draw:text-style-name="P103" svg:width="6.002cm" svg:height="0.6cm" draw:control="control7"><svg:title>Instellingen</svg:title><svg:desc>Toets voor het BIOS/UEFI-scherm ("setup")</svg:desc></draw:control></text:span><text:span text:style-name="T313"><text:tab/></text:span><text:span text:style-name="T318">[</text:span><text:span text:style-name="T314">toets voor het UEFI-BIOS-scherm</text:span><text:span text:style-name="T318">]</text:span></text:p>
      <text:p text:style-name="P27"><text:span text:style-name="Definition"><text:span text:style-name="T323">g</text:span></text:span><text:span text:style-name="Definition"><text:span text:style-name="T322">ebruiker</text:span></text:span><text:span text:style-name="Definition"><text:span text:style-name="T324">2</text:span></text:span><text:span text:style-name="T321"><text:tab/></text:span><text:span text:style-name="T333"> <text:tab/><text:tab/></text:span><text:span text:style-name="T307"><draw:control text:anchor-type="as-char" svg:y="-0.429cm" draw:z-index="16" draw:name="Gebruiker 1" draw:style-name="gr2" draw:text-style-name="P103" svg:width="6.002cm" svg:height="0.6cm" draw:control="control17"><svg:title>Gebruiker</svg:title><svg:desc>Volledige naam, bijv. Jan Stek</svg:desc></draw:control></text:span><text:span text:style-name="T307"><text:tab/></text:span><text:span text:style-name="T308">[</text:span><text:span text:style-name="T303">volledige naam </text:span><text:span text:style-name="T304">evt. 2</text:span><text:span text:style-name="T335">e</text:span><text:span text:style-name="T304"> gebruiker</text:span><text:span text:style-name="T305">]</text:span></text:p>
      <text:p text:style-name="P65"><text:span text:style-name="Definition"><text:span text:style-name="T323">g</text:span></text:span><text:span text:style-name="Definition"><text:span text:style-name="T322">ebruikersnaam</text:span></text:span><text:span text:style-name="Definition"><text:span text:style-name="T324">2</text:span></text:span><text:span text:style-name="T322"><text:tab/></text:span><text:span text:style-name="T301"><draw:control text:anchor-type="as-char" svg:y="-0.429cm" draw:z-index="17" draw:name="Gberuikersnaam 1" draw:style-name="gr2" draw:text-style-name="P103" svg:width="6.002cm" svg:height="0.6cm" draw:control="control18"><svg:title>Gebruikersnaam</svg:title><svg:desc>Korte naam, bijv. jan</svg:desc></draw:control></text:span><text:span text:style-name="T301"><text:tab/></text:span><text:span text:style-name="T326">[</text:span><text:span text:style-name="T325">korte naam</text:span><text:span text:style-name="T327"> </text:span><text:span text:style-name="T328">evt. 2</text:span><text:span text:style-name="T336">e</text:span><text:span text:style-name="T328"> gebruiker</text:span><text:span text:style-name="T329">]</text:span></text:p>
      <text:p text:style-name="P31"><text:span text:style-name="T246">Vervang </text:span><text:span text:style-name="T251">de</text:span><text:span text:style-name="T246"> </text:span><text:span text:style-name="Definition"><text:span text:style-name="T23">ONDERSTREEPTE</text:span></text:span><text:span text:style-name="T246"> </text:span><text:span text:style-name="T247">woorden </text:span><text:span text:style-name="T246">in deze checklist door </text:span><text:span text:style-name="T251">d</text:span><text:span text:style-name="T253">i</text:span><text:span text:style-name="T251">e </text:span><text:span text:style-name="T252">in </text:span><text:span text:style-name="T253">het</text:span><text:span text:style-name="Strong_20_Emphasis"><text:span text:style-name="T59"> </text:span></text:span><text:span text:style-name="Strong_20_Emphasis"><text:span text:style-name="T91">tekstvak</text:span></text:span><text:span text:style-name="T246">.</text:span></text:p>
      <text:p text:style-name="P35"/>
      <text:p text:style-name="P35"/>
      <text:p text:style-name="P28"><text:span text:style-name="T258">Nog niet op Linux?</text:span><text:span text:style-name="T248"><text:tab/></text:span><text:span text:style-name="T254"><text:tab/></text:span><text:span text:style-name="T255">G</text:span><text:span text:style-name="T245">ebruik </text:span><text:span text:style-name="Strong_20_Emphasis"><text:span text:style-name="T259">Checklist migratie</text:span></text:span><text:span text:style-name="T24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9"> onder </text:span><text:span text:style-name="T257">Linux</text:span><text:span text:style-name="T250">.</text:span></text:p>
      <text:p text:style-name="P21"><text:span text:style-name="T233">Nieuwe installatie?</text:span><text:span text:style-name="T228"><text:tab/></text:span><text:span text:style-name="T230"></text:span><text:span text:style-name="T232"><text:tab/></text:span><text:span text:style-name="T231">B</text:span><text:span text:style-name="T228">egin bij hoofdstuk </text:span><text:span text:style-name="T233"><text:bookmark-ref text:reference-format="page" text:ref-name="__RefNumPara__4009_1271708128">1</text:bookmark-ref></text:span><text:span text:style-name="T233"><text:s text:c="2"/></text:span><text:span text:style-name="T234"><text:bookmark-ref text:reference-format="text" text:ref-name="__RefNumPara__4009_1271708128">Installatie uitvoeren</text:bookmark-ref></text:span><text:span text:style-name="T229">.</text:span></text:p>
      <text:p text:style-name="P32"><text:span text:style-name="Strong_20_Emphasis"><text:span text:style-name="T256"/></text:span></text:p>
      <text:p text:style-name="P32"><text:span text:style-name="Strong_20_Emphasis"><text:span text:style-name="T256"/></text:span></text:p>
      <text:list xml:id="list1125445817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6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6"><draw:control text:anchor-type="as-char" draw:z-index="20" draw:name="Vorm 2" draw:style-name="gr1" draw:text-style-name="P102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4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5"><text:note text:id="ftn2" text:note-class="footnote"><text:note-citation>2</text:note-citation><text:note-body><text:p text:style-name="P22"><text:span text:style-name="T194">E</text:span><text:span text:style-name="T197">v</text:span><text:span text:style-name="T198">en</text:span><text:span text:style-name="T200">t</text:span><text:span text:style-name="T201">uele </text:span><text:span text:style-name="T202">extra </text:span><text:span text:style-name="Definition"><text:span text:style-name="T341">gebruiker</text:span></text:span><text:span text:style-name="T202">s aanmelden </text:span><text:span text:style-name="T203">en dezelfde stappen uitvoeren</text:span><text:span text:style-name="T199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6"><draw:control text:anchor-type="as-char" draw:z-index="11" draw:name="Vorm4" draw:style-name="gr1" draw:text-style-name="P10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6"><draw:control text:anchor-type="as-char" draw:z-index="21" draw:name="Vorm 3" draw:style-name="gr1" draw:text-style-name="P102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7"><text:span text:style-name="Strong_20_Emphasis"><text:span text:style-name="T54">Installeer </text:span></text:span><text:span text:style-name="Strong_20_Emphasis"><text:span text:style-name="T90">pakket kz</text:span></text:span><text:span text:style-name="Strong_20_Emphasis"><text:span text:style-name="T90"><text:note text:id="ftn3" text:note-class="footnote"><text:note-citation>3</text:note-citation><text:note-body><text:p text:style-name="P70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19">) </text:span></text:span>voor het installeren en beheren van Debian en op Debian gebaseerd systeem zoals Ubuntu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5"><text:span text:style-name="Strong_20_Emphasis"><text:span text:style-name="T98">T</text:span></text:span><text:span text:style-name="Strong_20_Emphasis"><text:span text:style-name="T60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1"> </text:span></text:span><text:span text:style-name="Strong_20_Emphasis"><text:span text:style-name="T98">(</text:span></text:span><text:span text:style-name="Strong_20_Emphasis"><text:span text:style-name="T99">d</text:span></text:span><text:span text:style-name="Strong_20_Emphasis"><text:span text:style-name="T59">ruk op de </text:span></text:span><text:span text:style-name="Strong_20_Emphasis"><text:span text:style-name="T71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2">De </text:span><text:span text:style-name="T243">Super</text:span><text:span text:style-name="T242">-toets is de Windows-toets, Command-toets </text:span><text:span text:style-name="T244">(Apple)</text:span><text:span text:style-name="T242">, of Vergrootglas-toets </text:span><text:span text:style-name="T244">(Chromebook)</text:span><text:span text:style-name="T242">.</text:span></text:p></text:note-body></text:note></text:span></text:span><text:span text:style-name="Strong_20_Emphasis"><text:span text:style-name="T58"> </text:span></text:span><text:span text:style-name="Strong_20_Emphasis"><text:span text:style-name="T98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4">.</text:span></text:span><text:span text:style-name="Strong_20_Emphasis"><text:span text:style-name="T61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/></text:span></text:p>
          </table:table-cell>
          <table:table-cell table:style-name="_31_._5f_Installatie_5f_voorbereiden.D5" office:value-type="string">
            <text:p text:style-name="P56"><text:span text:style-name="T4">Typ</text:span><text:span text:style-name="Strong_20_Emphasis"><text:span text:style-name="T65">, of </text:span></text:span><text:span text:style-name="Strong_20_Emphasis"><text:span text:style-name="T61">kopieer en plak, de</text:span></text:span><text:span text:style-name="Strong_20_Emphasis"><text:span text:style-name="T66">z</text:span></text:span><text:span text:style-name="Strong_20_Emphasis"><text:span text:style-name="T61">e </text:span></text:span><text:span text:style-name="Strong_20_Emphasis"><text:span text:style-name="T67">drie </text:span></text:span><text:span text:style-name="Strong_20_Emphasis"><text:span text:style-name="T61">opdrachten, ieder gevolgd door de </text:span></text:span><text:span text:style-name="Strong_20_Emphasis"><text:span text:style-name="T57">Enter</text:span></text:span><text:span text:style-name="Strong_20_Emphasis"><text:span text:style-name="T5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6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6"><draw:control text:anchor-type="as-char" draw:z-index="22" draw:name="Vorm 6" draw:style-name="gr1" draw:text-style-name="P102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54"><text:span text:style-name="Strong_20_Emphasis"><text:span text:style-name="T58">Bereid de installatie voor</text:span></text:span><text:span text:style-name="Strong_20_Emphasis"><text:span text:style-name="T5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5"><text:span text:style-name="Strong_20_Emphasis"><text:span text:style-name="T60">T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97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 </text:span></text:span><text:span text:style-name="Strong_20_Emphasis"><text:span text:style-name="T97">als nodig) </text:span></text:span><text:span text:style-name="Strong_20_Emphasis"><text:span text:style-name="T7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</text:span></text:span><text:span text:style-name="Strong_20_Emphasis"><text:span text:style-name="T108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73">K</text:span></text:span><text:span text:style-name="Strong_20_Emphasis"><text:span text:style-name="T74">ie</text:span></text:span><text:span text:style-name="Strong_20_Emphasis"><text:span text:style-name="T75">s</text:span></text:span><text:span text:style-name="Strong_20_Emphasis"><text:span text:style-name="T69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5">stallatie voorbereiden</text:span></text:span><text:span text:style-name="Strong_20_Emphasis"><text:span text:style-name="T76"> </text:span></text:span><text:span text:style-name="Strong_20_Emphasis"><text:span text:style-name="T77">en </text:span></text:span><text:span text:style-name="Strong_20_Emphasis"><text:span text:style-name="T92">klik op </text:span></text:span><text:span text:style-name="Strong_20_Emphasis"><text:span text:style-name="T127">Verder</text:span></text:span><text:span text:style-name="Strong_20_Emphasis"><text:span text:style-name="T9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list xml:id="list180715749824720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ext:soft-page-break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6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273">Start de computer op vanaf </text:span><text:span text:style-name="T274">een </text:span><text:span text:style-name="T267"><text:user-field-get text:name="Distro">Debian</text:user-field-get></text:span><text:span text:style-name="T268"><text:s/></text:span><text:span text:style-name="T268"><text:user-field-get text:name="Version">12</text:user-field-get></text:span><text:span text:style-name="Strong_20_Emphasis"><text:span text:style-name="T265"><text:s/></text:span></text:span><text:span text:style-name="T275">Live</text:span><text:span text:style-name="T158"><text:note text:id="ftn5" text:note-class="footnote"><text:note-citation>1</text:note-citation><text:note-body><text:p text:style-name="P25"><text:span text:style-name="T337">Vanaf ee</text:span>n Live <text:span text:style-name="T356">usb</text:span><text:span text:style-name="T339">-stick </text:span><text:span text:style-name="T345">(</text:span><text:span text:style-name="T339">of </text:span><text:span text:style-name="T345">dvd</text:span><text:span text:style-name="T279">)</text:span><text:span text:style-name="T340"> </text:span>kunt <text:span text:style-name="T337">u opstarten en</text:span> met <text:span text:style-name="T294"><text:user-field-get text:name="Distro">Debian</text:user-field-get></text:span><text:span text:style-name="T295"><text:s/></text:span>werken zonder deze te installeren.</text:p></text:note-body></text:note></text:span><text:span text:style-name="T157"> </text:span><text:span text:style-name="T162">usb</text:span><text:span text:style-name="T159">-stick</text:span><text:span text:style-name="T159"><text:note text:id="ftn6" text:note-class="footnote"><text:note-citation>2</text:note-citation><text:note-body><text:p text:style-name="P72"><text:span text:style-name="T16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3"> </text:span></text:span><text:span text:style-name="Strong_20_Emphasis"><text:span text:style-name="T222">cd</text:span></text:span><text:span text:style-name="Strong_20_Emphasis"><text:span text:style-name="T216">-beeldbestand</text:span></text:span><text:span text:style-name="Strong_20_Emphasis"><text:span text:style-name="T168"> </text:span></text:span><text:span text:style-name="Strong_20_Emphasis"><text:span text:style-name="T178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42">debian.org/cd/live</text:span></text:span></text:a><text:span text:style-name="Strong_20_Emphasis"><text:span text:style-name="T173">, </text:span></text:span><text:span text:style-name="Strong_20_Emphasis"><text:span text:style-name="T179">klik onder </text:span></text:span><text:span text:style-name="Strong_20_Emphasis"><text:span text:style-name="T184">DVD/USB</text:span></text:span><text:span text:style-name="Strong_20_Emphasis"><text:span text:style-name="T179"> op </text:span></text:span><text:span text:style-name="Strong_20_Emphasis"><text:span text:style-name="T184">amd64</text:span></text:span><text:span text:style-name="Strong_20_Emphasis"><text:span text:style-name="T179">.</text:span></text:span><text:span text:style-name="Strong_20_Emphasis"><text:span text:style-name="T173">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4"> </text:span></text:span><text:span text:style-name="T181">debian-live-1</text:span><text:span text:style-name="T184">2</text:span><text:span text:style-name="T181">.</text:span><text:span text:style-name="T185">x</text:span><text:span text:style-name="T181">.</text:span><text:span text:style-name="T185">y</text:span><text:span text:style-name="T182">-</text:span><text:span text:style-name="T181">amd64-</text:span><text:span text:style-name="T182">gnom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66"><text:span text:style-name="T16"><text:tab/></text:span><text:span text:style-name="Strong_20_Emphasis"><text:span text:style-name="T204">Zoek</text:span></text:span><text:span text:style-name="Strong_20_Emphasis"><text:span text:style-name="T205"> </text:span></text:span><text:span text:style-name="Strong_20_Emphasis"><text:span text:style-name="T224">s</text:span></text:span><text:span text:style-name="Strong_20_Emphasis"><text:span text:style-name="T225">ch</text:span></text:span><text:span text:style-name="Strong_20_Emphasis"><text:span text:style-name="T205"> en klik op het pictogram van</text:span></text:span><text:span text:style-name="Strong_20_Emphasis"><text:span text:style-name="T206"> </text:span></text:span><text:span text:style-name="Strong_20_Emphasis"><text:span text:style-name="T227">Schijven</text:span></text:span><text:span text:style-name="Strong_20_Emphasis"><text:span text:style-name="T207">. Selecteer de </text:span></text:span><text:span text:style-name="Strong_20_Emphasis"><text:span text:style-name="T223">usb</text:span></text:span><text:span text:style-name="Strong_20_Emphasis"><text:span text:style-name="T207">-stick in de lijst van schijven aan de linkerkant en klik rechtsboven op </text:span></text:span><text:span text:style-name="Strong_20_Emphasis"><text:span text:style-name="T226">Schijfinstellingen</text:span></text:span><text:span text:style-name="Strong_20_Emphasis"><text:span text:style-name="T207"> </text:span></text:span><text:span text:style-name="Strong_20_Emphasis"><text:span text:style-name="T226">⋮</text:span></text:span><text:span text:style-name="Strong_20_Emphasis"><text:span text:style-name="T207"> (icoontje met de drie puntjes).</text:span></text:span></text:p><text:p text:style-name="P71"><text:span text:style-name="Strong_20_Emphasis"><text:span text:style-name="T207"><text:tab/>Kies </text:span></text:span><text:span text:style-name="Strong_20_Emphasis"><text:span text:style-name="T226">Schijfkopie terugzetten</text:span></text:span><text:span text:style-name="Strong_20_Emphasis"><text:span text:style-name="T207"> en selecteer </text:span></text:span><text:span text:style-name="Strong_20_Emphasis"><text:span text:style-name="T218">het net</text:span></text:span><text:span text:style-name="Strong_20_Emphasis"><text:span text:style-name="T216"> gedownloade </text:span></text:span><text:span text:style-name="Strong_20_Emphasis"><text:span text:style-name="T222">cd</text:span></text:span><text:span text:style-name="Strong_20_Emphasis"><text:span text:style-name="T216">-beeldbestand </text:span></text:span><text:span text:style-name="Strong_20_Emphasis"><text:span text:style-name="T217">(.iso)</text:span></text:span><text:span text:style-name="Strong_20_Emphasis"><text:span text:style-name="T216">.</text:span></text:span></text:p><text:p text:style-name="P66"><text:span text:style-name="Strong_20_Emphasis"><text:span text:style-name="T207"><text:tab/>Klik op </text:span></text:span><text:span text:style-name="Strong_20_Emphasis"><text:span text:style-name="T226">Terugzetten starten</text:span></text:span><text:span text:style-name="Strong_20_Emphasis"><text:span text:style-name="T207"> en vervolgens op </text:span></text:span><text:span text:style-name="Strong_20_Emphasis"><text:span text:style-name="T226">Terugzetten</text:span></text:span><text:span text:style-name="Strong_20_Emphasis"><text:span text:style-name="T208">.<text:line-break/></text:span></text:span><text:span text:style-name="Strong_20_Emphasis"><text:span text:style-name="T220">O</text:span></text:span><text:span text:style-name="Strong_20_Emphasis"><text:span text:style-name="T209">f </text:span></text:span><text:span text:style-name="Strong_20_Emphasis"><text:span text:style-name="T210">gebruik </text:span></text:span><text:span text:style-name="Strong_20_Emphasis"><text:span text:style-name="T211">het programma </text:span></text:span><text:span text:style-name="Strong_20_Emphasis"><text:span text:style-name="T195">Etche</text:span></text:span><text:span text:style-name="Strong_20_Emphasis"><text:span text:style-name="T196">r</text:span></text:span><text:span text:style-name="Strong_20_Emphasis"><text:span text:style-name="T211"> </text:span></text:span><text:span text:style-name="Strong_20_Emphasis"><text:span text:style-name="T212">(</text:span></text:span><text:a xlink:type="simple" xlink:href="https://www.balena.io/etcher/" text:style-name="Internet_20_link" text:visited-style-name="Visited_20_Internet_20_Link"><text:span text:style-name="Strong_20_Emphasis"><text:span text:style-name="T343">etcher.io</text:span></text:span></text:a><text:span text:style-name="Strong_20_Emphasis"><text:span text:style-name="T212">) </text:span></text:span><text:span text:style-name="Strong_20_Emphasis"><text:span text:style-name="T221">dat </text:span></text:span><text:span text:style-name="Strong_20_Emphasis"><text:span text:style-name="T209">beschikbaar </text:span></text:span><text:span text:style-name="Strong_20_Emphasis"><text:span text:style-name="T221">is </text:span></text:span><text:span text:style-name="Strong_20_Emphasis"><text:span text:style-name="T209">voor </text:span></text:span><text:span text:style-name="Strong_20_Emphasis"><text:span text:style-name="T207">Windows, </text:span></text:span><text:span text:style-name="Strong_20_Emphasis"><text:span text:style-name="T213">mac</text:span></text:span><text:span text:style-name="Strong_20_Emphasis"><text:span text:style-name="T214">OS</text:span></text:span><text:span text:style-name="Strong_20_Emphasis"><text:span text:style-name="T211">, </text:span></text:span><text:span text:style-name="Strong_20_Emphasis"><text:span text:style-name="T212">en </text:span></text:span><text:span text:style-name="Strong_20_Emphasis"><text:span text:style-name="T211">Linux</text:span></text:span><text:span text:style-name="Strong_20_Emphasis"><text:span text:style-name="T215">.</text:span></text:span></text:p></text:note-body></text:note></text:span><text:span text:style-name="T157"> </text:span><text:span text:style-name="T163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3"><text:span text:style-name="T160">Opstart/</text:span><text:span text:style-name="T161">bootmenu</text:span><text:span text:style-name="T160"> </text:span><text:span text:style-name="T157">via </text:span><text:span text:style-name="Definition"><text:span text:style-name="T5">opstartmenu</text:span></text:span><text:span text:style-name="T157"> </text:span><text:span text:style-name="T164">en </text:span><text:span text:style-name="T160">instellingen/</text:span><text:span text:style-name="T161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4"/></text:span></text:p>
          </table:table-cell>
          <table:table-cell table:style-name="_32_._5f_Installatie_5f_uitvoeren.C3" office:value-type="string">
            <text:p text:style-name="P47"><text:span text:style-name="Strong_20_Emphasis"><text:span text:style-name="T113">D</text:span></text:span><text:span text:style-name="Strong_20_Emphasis"><text:span text:style-name="T110">ruk op de </text:span></text:span><text:span text:style-name="Strong_20_Emphasis"><text:span text:style-name="T111">Enter</text:span></text:span><text:span text:style-name="Strong_20_Emphasis"><text:span text:style-name="T110">-toets </text:span></text:span><text:span text:style-name="Strong_20_Emphasis"><text:span text:style-name="T113">(</text:span></text:span><text:span text:style-name="Strong_20_Emphasis"><text:span text:style-name="T129">Live </text:span></text:span><text:span text:style-name="Strong_20_Emphasis"><text:span text:style-name="T130">system (amd64)</text:span></text:span><text:span text:style-name="Strong_20_Emphasis"><text:span text:style-name="T113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5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106"><draw:control text:anchor-type="as-char" draw:z-index="13" draw:name="Vorm13_1" draw:style-name="gr1" draw:text-style-name="P102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2"><text:span text:style-name="Strong_20_Emphasis"><text:span text:style-name="T46">Start de installatie</text:span></text:span><text:span text:style-name="Strong_20_Emphasis"><text:span text:style-name="T115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8">klik op </text:span></text:span><text:span text:style-name="Strong_20_Emphasis"><text:span text:style-name="T123">Activities</text:span></text:span><text:span text:style-name="Strong_20_Emphasis"><text:span text:style-name="T78"> en </text:span></text:span><text:span text:style-name="Strong_20_Emphasis"><text:span text:style-name="T79">een </text:span></text:span><text:span text:style-name="Strong_20_Emphasis"><text:span text:style-name="T78">klik op</text:span></text:span><text:span text:style-name="Strong_20_Emphasis"><text:span text:style-name="T80"> </text:span></text:span><text:span text:style-name="Strong_20_Emphasis"><text:span text:style-name="T124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8"><text:span text:style-name="T359">Indien</text:span> gevraagd, typ wachtwoord <text:span text:style-name="T358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5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106"><draw:control text:anchor-type="as-char" draw:z-index="19" draw:name="Vorm13_ 1" draw:style-name="gr1" draw:text-style-name="P102" svg:width="0.35cm" svg:height="0.35cm" draw:control="control20"/></text:span></text:span></text:p>
          </table:table-cell>
          <table:table-cell table:style-name="_32_._5f_Installatie_5f_uitvoeren.C12" office:value-type="string">
            <text:p text:style-name="P91"><text:span text:style-name="Strong_20_Emphasis"><text:span text:style-name="T46">Bij </text:span></text:span><text:span text:style-name="Strong_20_Emphasis"><text:span text:style-name="T131">Welcome</text:span></text:span><text:span text:style-name="Strong_20_Emphasis"><text:span text:style-name="T46"> kies </text:span></text:span><text:span text:style-name="Strong_20_Emphasis"><text:span text:style-name="T131">Nederlands</text:span></text:span><text:span text:style-name="Strong_20_Emphasis"><text:span text:style-name="T46"> en klik op </text:span></text:span><text:span text:style-name="Strong_20_Emphasis"><text:span text:style-name="T131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54"/></text:span></text:p>
          </table:table-cell>
          <table:table-cell table:style-name="_32_._5f_Installatie_5f_uitvoeren.C13" office:value-type="string">
            <text:p text:style-name="P20">Bij <text:span text:style-name="T338">Locatie</text:span> kies bij <text:span text:style-name="T338">Regio</text:span> voor <text:span text:style-name="T338">Europa</text:span> en klik op <text:span text:style-name="T338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54"/></text:span></text:p>
          </table:table-cell>
          <table:table-cell table:style-name="_32_._5f_Installatie_5f_uitvoeren.C14" office:value-type="string">
            <text:p text:style-name="P20">Bij <text:span text:style-name="T338">Toetsenbord</text:span> kies <text:span text:style-name="T338">English (US)</text:span> en klik op <text:span text:style-name="T338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6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0"><text:span text:style-name="Strong_20_Emphasis"><text:span text:style-name="T112">Bij </text:span></text:span><text:span text:style-name="Strong_20_Emphasis"><text:span text:style-name="T128">Gebruikers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89"><text:span text:style-name="Strong_20_Emphasis"><text:span text:style-name="T114">V</text:span></text:span><text:span text:style-name="Strong_20_Emphasis"><text:span text:style-name="T112">ul in </text:span></text:span><text:span text:style-name="Strong_20_Emphasis"><text:span text:style-name="T132">Wat is je naam?</text:span></text:span><text:span text:style-name="Strong_20_Emphasis"><text:span text:style-name="T48"> </text:span></text:span><text:span text:style-name="Definition"><text:span text:style-name="T10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32">Welke naam wil je gebruiken om in te loggen?</text:span></text:span><text:span text:style-name="Strong_20_Emphasis"><text:span text:style-name="T49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6">,<text:line-break/>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50"> </text:span></text:span><text:span text:style-name="Definition"><text:span text:style-name="T10">computernaam</text:span></text:span><text:span text:style-name="Strong_20_Emphasis"><text:span text:style-name="T48">,</text:span></text:span></text:p>
            <text:p text:style-name="P89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4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117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5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45">.</text:span></text:span></text:p>
          </table:table-cell>
        </table:table-row>
      </table:table>
      <text:p text:style-name="P49"><text:span text:style-name="Strong_20_Emphasis"><text:span text:style-name="T116"/></text:span></text:p>
      <text:list xml:id="list180714893669800" text:continue-numbering="true" text:style-name="L1">
        <text:list-item>
          <text:p text:style-name="P100"><text:span text:style-name="Strong_20_Emphasis"><text:span text:style-name="T147">Installatie </text:span></text:span><text:span text:style-name="Strong_20_Emphasis"><text:span text:style-name="T148">afronden</text:span></text:span></text:p>
        </text:list-item>
      </text:list>
      <text:p text:style-name="P50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6"><draw:control text:anchor-type="as-char" draw:z-index="4" draw:name="Vorm22" draw:style-name="gr1" draw:text-style-name="P10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53">Aanmelden als </text:span></text:span><text:span text:style-name="Definition"><text:span text:style-name="T10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><text:span text:style-name="Strong_20_Emphasis"><text:span text:style-name="T103"/></text:span></text:p>
          </table:table-cell>
          <table:table-cell table:style-name="_33_._5f_Installatie_5f_afronden.C3" office:value-type="string">
            <text:p text:style-name="P10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106"><draw:control text:anchor-type="as-char" draw:z-index="12" draw:name="Vorm4_1" draw:style-name="gr1" draw:text-style-name="P102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54">Installeer </text:span></text:span><text:span text:style-name="Strong_20_Emphasis"><text:span text:style-name="T90">pakket kz</text:span></text:span><text:span text:style-name="Strong_20_Emphasis"><text:span text:style-name="T90"><text:note text:id="ftn7" text:note-class="footnote"><text:note-citation>1</text:note-citation><text:note-body><text:p text:style-name="P68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19">) </text:span></text:span>voor het installeren en beheren van Debian en op Debian gebaseerd systeem zoals Ubuntu.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4"><text:span text:style-name="Strong_20_Emphasis"><text:span text:style-name="T60">T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1"> </text:span></text:span><text:span text:style-name="Strong_20_Emphasis"><text:span text:style-name="T96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2">De </text:span><text:span text:style-name="T243">Super</text:span><text:span text:style-name="T242">-toets is de Windows-toets, Command-toets </text:span><text:span text:style-name="T244">(Apple)</text:span><text:span text:style-name="T242">, of Vergrootglas-toets </text:span><text:span text:style-name="T244">(Chromebook)</text:span><text:span text:style-name="T242">.</text:span></text:p></text:note-body></text:note></text:span></text:span><text:span text:style-name="Strong_20_Emphasis"><text:span text:style-name="T64"> </text:span></text:span><text:span text:style-name="Strong_20_Emphasis"><text:span text:style-name="T96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4"/></text:span></text:p>
          </table:table-cell>
          <table:table-cell table:style-name="_33_._5f_Installatie_5f_afronden.C7" office:value-type="string">
            <text:p text:style-name="P55"><text:span text:style-name="T4">Typ</text:span><text:span text:style-name="Strong_20_Emphasis"><text:span text:style-name="T65">, of </text:span></text:span><text:span text:style-name="Strong_20_Emphasis"><text:span text:style-name="T61">kopieer en plak, de</text:span></text:span><text:span text:style-name="Strong_20_Emphasis"><text:span text:style-name="T81">z</text:span></text:span><text:span text:style-name="Strong_20_Emphasis"><text:span text:style-name="T82">e</text:span></text:span><text:span text:style-name="Strong_20_Emphasis"><text:span text:style-name="T61"> </text:span></text:span><text:span text:style-name="Strong_20_Emphasis"><text:span text:style-name="T67">drie </text:span></text:span><text:span text:style-name="Strong_20_Emphasis"><text:span text:style-name="T61">opdrachten, ieder gevolgd door de </text:span></text:span><text:span text:style-name="Strong_20_Emphasis"><text:span text:style-name="T57">Enter</text:span></text:span><text:span text:style-name="Strong_20_Emphasis"><text:span text:style-name="T56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1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6"><draw:control text:anchor-type="as-char" draw:z-index="5" draw:name="Vorm33" draw:style-name="gr1" draw:text-style-name="P102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3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4"><text:span text:style-name="Strong_20_Emphasis"><text:span text:style-name="T97">T</text:span></text:span><text:span text:style-name="Strong_20_Emphasis"><text:span text:style-name="T60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97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 </text:span></text:span><text:span text:style-name="Strong_20_Emphasis"><text:span text:style-name="T97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4"/></text:span></text:p>
          </table:table-cell>
          <table:table-cell table:style-name="_33_._5f_Installatie_5f_afronden.C15" office:value-type="string">
            <text:p text:style-name="P57"><text:span text:style-name="Strong_20_Emphasis"><text:span text:style-name="T76">K</text:span></text:span><text:span text:style-name="Strong_20_Emphasis"><text:span text:style-name="T74">ie</text:span></text:span><text:span text:style-name="Strong_20_Emphasis"><text:span text:style-name="T75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6"> </text:span></text:span><text:span text:style-name="Strong_20_Emphasis"><text:span text:style-name="T77">en </text:span></text:span><text:span text:style-name="Strong_20_Emphasis"><text:span text:style-name="T92">klik op </text:span></text:span><text:span text:style-name="Strong_20_Emphasis"><text:span text:style-name="T127">Verder</text:span></text:span><text:span text:style-name="Strong_20_Emphasis"><text:span text:style-name="T92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0"><text:span text:style-name="Strong_20_Emphasis"><text:span text:style-name="T53"><text:tab/></text:span></text:span></text:p>
      <text:p text:style-name="P51"><text:span text:style-name="Strong_20_Emphasis"><text:span text:style-name="T69"><text:tab/></text:span></text:span></text:p>
      <text:list xml:id="list180715869193303"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106"><draw:control text:anchor-type="as-char" draw:z-index="14" draw:name="Vorm36_0" draw:style-name="gr1" draw:text-style-name="P102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106"><draw:control text:anchor-type="as-char" draw:z-index="23" draw:name="Vorm36_ 1" draw:style-name="gr1" draw:text-style-name="P102" svg:width="0.35cm" svg:height="0.35cm" draw:control="control24"/></text:span></text:span></text:p>
          </table:table-cell>
          <table:table-cell table:style-name="Tabel2.D1" office:value-type="string">
            <text:p text:style-name="P43"><text:span text:style-name="Strong_20_Emphasis"><text:span text:style-name="T53">Aanmelden als </text:span></text:span><text:span text:style-name="Definition"><text:span text:style-name="T10">gebruiker</text:span></text:span><text:span text:style-name="Strong_20_Emphasis"><text:span text:style-name="T55"><text:note text:id="ftn9" text:note-class="footnote"><text:note-citation>1</text:note-citation><text:note-body><text:p text:style-name="P63"><text:span text:style-name="User_20_Entry"><text:span text:style-name="T166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Definition"><text:span text:style-name="T341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9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37">welkomst</text:span></text:span><text:span text:style-name="Strong_20_Emphasis"><text:span text:style-name="T40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106"><draw:control text:anchor-type="as-char" draw:z-index="15" draw:name="Vorm36_2" draw:style-name="gr1" draw:text-style-name="P102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106"><draw:control text:anchor-type="as-char" draw:z-index="24" draw:name="Vorm36_ 2" draw:style-name="gr1" draw:text-style-name="P102" svg:width="0.35cm" svg:height="0.35cm" draw:control="control25"/></text:span></text:span></text:p>
          </table:table-cell>
          <table:table-cell table:style-name="Tabel2.D5" office:value-type="string">
            <text:p text:style-name="P42"><text:span text:style-name="Strong_20_Emphasis"><text:span text:style-name="T85">R</text:span></text:span><text:span text:style-name="Strong_20_Emphasis"><text:span text:style-name="T86">icht </text:span></text:span><text:span text:style-name="Strong_20_Emphasis"><text:span text:style-name="T87">de </text:span></text:span><text:span text:style-name="Strong_20_Emphasis"><text:span text:style-name="T93">gebruiker</text:span></text:span><text:span text:style-name="Strong_20_Emphasis"><text:span text:style-name="T86"> </text:span></text:span><text:span text:style-name="Strong_20_Emphasis"><text:span text:style-name="T88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8"><text:span text:style-name="Strong_20_Emphasis"><text:span text:style-name="T95">T</text:span></text:span><text:span text:style-name="Strong_20_Emphasis"><text:span text:style-name="T60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96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</text:span></text:span><text:span text:style-name="Strong_20_Emphasis"><text:span text:style-name="T59"><text:note text:id="ftn10" text:note-class="footnote"><text:note-citation>2</text:note-citation><text:note-body><text:p text:style-name="P24"><text:span text:style-name="T242">De </text:span><text:span text:style-name="T243">Super</text:span><text:span text:style-name="T242">-toets is de Windows-toets, Command-toets </text:span><text:span text:style-name="T244">(Apple)</text:span><text:span text:style-name="T242">, of Vergrootglas-toets </text:span><text:span text:style-name="T244">(Chromebook)</text:span><text:span text:style-name="T242">.</text:span></text:p></text:note-body></text:note></text:span></text:span><text:span text:style-name="Strong_20_Emphasis"><text:span text:style-name="T64"> </text:span></text:span><text:span text:style-name="Strong_20_Emphasis"><text:span text:style-name="T96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7" office:value-type="string">
            <text:p text:style-name="P44"><text:span text:style-name="Strong_20_Emphasis"><text:span text:style-name="T76">K</text:span></text:span><text:span text:style-name="Strong_20_Emphasis"><text:span text:style-name="T74">ie</text:span></text:span><text:span text:style-name="Strong_20_Emphasis"><text:span text:style-name="T75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6"> </text:span></text:span><text:span text:style-name="Strong_20_Emphasis"><text:span text:style-name="T77">en </text:span></text:span><text:span text:style-name="Strong_20_Emphasis"><text:span text:style-name="T92">klik op </text:span></text:span><text:span text:style-name="Strong_20_Emphasis"><text:span text:style-name="T127">Verder</text:span></text:span><text:span text:style-name="Strong_20_Emphasis"><text:span text:style-name="T9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><text:span text:style-name="Strong_20_Emphasis"><text:span text:style-name="T89"/></text:span></text:p>
      <text:p text:style-name="P7"/>
      <text:p text:style-name="P7"/>
      <text:p text:style-name="P73"><text:span text:style-name="T149">E</text:span><text:span text:style-name="T150">inde c</text:span><text:span text:style-name="T151">hecklist, </text:span><text:span text:style-name="T152">d</text:span><text:span text:style-name="T151">e</text:span><text:span text:style-name="T264"> installatie van </text:span><text:span text:style-name="T264"><text:user-field-get text:name="Distro">Debian</text:user-field-get></text:span><text:span text:style-name="T268"><text:s/></text:span><text:span text:style-name="T268"><text:user-field-get text:name="Version">12</text:user-field-get></text:span><text:span text:style-name="Strong_20_Emphasis"><text:span text:style-name="T265"><text:s/></text:span></text:span><text:span text:style-name="Strong_20_Emphasis"><text:span text:style-name="T266">LTS </text:span></text:span><text:span text:style-name="Strong_20_Emphasis"><text:span text:style-name="T269"><text:user-field-get text:name="Edition">desktop</text:user-field-get></text:span></text:span><text:span text:style-name="Strong_20_Emphasis"><text:span text:style-name="T269"><text:s/></text:span></text:span><text:span text:style-name="T264">is voltooid.</text:span></text:p>
      <text:p text:style-name="P39"/>
      <text:p text:style-name="P33"><text:span text:style-name="Emphasis"><text:span text:style-name="T34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0">Karel Zimmer</text:span></text:span></text:a><text:span text:style-name="Emphasis"><text:span text:style-name="T34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52">CC0 1.0 Universeel</text:span></text:span></text:a><text:span text:style-name="Emphasis"><text:span text:style-name="T349">,</text:span></text:span><text:span text:style-name="Emphasis"><text:span text:style-name="T351"> </text:span></text:span><text:span text:style-name="Strong_20_Emphasis"><text:span text:style-name="T69"><text:user-field-get text:name="Releaseyear">2023</text:user-field-get></text:span></text:span><text:span text:style-name="Emphasis"><text:span text:style-name="T3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23T18:07:14.517694450">23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07:14.375674328</dc:date>
    <meta:keyword>Installatie</meta:keyword>
    <meta:keyword>Checklist</meta:keyword>
    <meta:keyword>Linux</meta:keyword>
    <meta:editing-cycles>6813</meta:editing-cycles>
    <meta:editing-duration>P12DT2H1M25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698" meta:character-count="4759" meta:non-whitespace-character-count="4111"/>
    <meta:user-defined meta:name="Info 1"/>
    <meta:user-defined meta:name="Info 2"/>
    <meta:user-defined meta:name="Info 3"/>
    <meta:user-defined meta:name="Info 4"/>
  </office:meta>
</office:document-meta>
</file>